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tachedThreadLocal.get( Thread thre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tachedThreadLocal.getBacking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tachedThreadLocal.inheritValue( 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tachedThreadLocal.pushTo( Thread threa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tachedThreadLocal.set( 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tachedThreadLocal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tachedThreadLocal.fetchFrom( Thread threa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tachedThreadLocal.DetachedThreadLocal( Cleaner clean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DetachedThreadLocal.initialValue( Thread thre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tachedThreadLocal.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tachedThreadLocal.defaultValue( Thread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tachedThreadLocal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tachedThreadLocal.define( Thread thread , 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tachedThreadLocal.clear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